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4.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4.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4.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4.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4.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4.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4.00pt" fo:font-weight="bold" fo:font-family="'Liberation Serif'" style:font-family-asian="'Liberation Serif'" style:font-family-complex="'Liberation Serif'"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7.00pt" fo:margin-bottom="6.00pt"/>
    </style:style>
    <style:style style:name="P2" style:family="paragraph">
      <style:paragraph-properties fo:line-height="115.00%" fo:text-align="left" fo:margin-bottom="7.00pt"/>
    </style:style>
    <style:style style:name="P3" style:family="paragraph">
      <style:paragraph-properties fo:line-height="100.00%" fo:text-align="left" fo:margin-top="7.00pt" fo:margin-bottom="6.00pt"/>
    </style:style>
    <style:style style:name="P4" style:family="paragraph">
      <style:paragraph-properties fo:line-height="100.00%" fo:text-align="left" fo:margin-top="6.00pt" fo:margin-bottom="6.00pt"/>
    </style:style>
    <style:style style:name="P5" style:family="paragraph">
      <style:paragraph-properties fo:line-height="100.00%" fo:text-align="left" fo:margin-top="7.00pt" fo:margin-bottom="6.00pt"/>
    </style:style>
    <style:style style:name="P6" style:family="paragraph">
      <style:paragraph-properties fo:line-height="115.00%" fo:text-align="left" fo:margin-bottom="7.00pt"/>
    </style:style>
    <style:style style:name="P7" style:family="paragraph">
      <style:paragraph-properties fo:line-height="100.00%" fo:text-align="left" fo:margin-top="7.00pt" fo:margin-bottom="6.00pt"/>
    </style:style>
    <style:style style:name="P8" style:family="paragraph">
      <style:paragraph-properties fo:line-height="100.00%" fo:text-align="left" fo:margin-bottom="14.15pt"/>
    </style:style>
    <style:style style:name="P9" style:family="paragraph">
      <style:paragraph-properties fo:line-height="100.00%" fo:text-align="left" fo:margin-left="28.35pt" fo:text-indent="0.00pt" fo:margin-right="28.35pt" fo:margin-bottom="14.15pt"/>
    </style:style>
    <style:style style:name="P10" style:family="paragraph">
      <style:paragraph-properties fo:line-height="100.00%" fo:text-align="left" fo:margin-top="7.00pt" fo:margin-bottom="6.00pt"/>
    </style:style>
    <style:style style:name="P11" style:family="paragraph">
      <style:paragraph-properties fo:line-height="100.00%" fo:text-align="left" fo:margin-top="6.00pt" fo:margin-bottom="6.00pt"/>
    </style:style>
    <style:style style:name="P12" style:family="paragraph">
      <style:paragraph-properties fo:line-height="115.00%" fo:text-align="left" fo:margin-bottom="7.00pt"/>
    </style:style>
    <style:style style:name="P13" style:family="paragraph">
      <style:paragraph-properties fo:line-height="100.00%" fo:text-align="left" fo:margin-bottom="14.15pt"/>
    </style:style>
    <style:style style:name="P14" style:family="paragraph">
      <style:paragraph-properties fo:line-height="100.00%" fo:text-align="left" fo:margin-top="6.00pt" fo:margin-bottom="6.00pt"/>
    </style:style>
    <style:style style:name="P15" style:family="paragraph">
      <style:paragraph-properties fo:line-height="115.00%" fo:text-align="left" fo:margin-bottom="7.00pt"/>
    </style:style>
    <style:style style:name="P16" style:family="paragraph">
      <style:paragraph-properties fo:line-height="100.00%" fo:text-align="left" fo:margin-top="7.00pt" fo:margin-bottom="6.00pt"/>
    </style:style>
    <style:style style:name="P17" style:family="paragraph">
      <style:paragraph-properties fo:line-height="100.00%" fo:text-align="left" fo:margin-top="6.00pt" fo:margin-bottom="6.00pt"/>
    </style:style>
    <style:style style:name="P18" style:family="paragraph">
      <style:paragraph-properties fo:line-height="100.00%" fo:text-align="left" fo:margin-top="7.00pt" fo:margin-bottom="6.00pt"/>
    </style:style>
    <style:style style:name="P19" style:family="paragraph">
      <style:paragraph-properties fo:line-height="100.00%" fo:text-align="left" fo:margin-top="6.00pt" fo:margin-bottom="6.00pt"/>
    </style:style>
    <style:style style:name="P20" style:family="paragraph">
      <style:paragraph-properties fo:line-height="115.00%" fo:text-align="left" fo:margin-bottom="7.00pt"/>
    </style:style>
    <style:style style:name="P21" style:family="paragraph">
      <style:paragraph-properties fo:line-height="100.00%" fo:text-align="left" fo:margin-top="6.00pt" fo:margin-bottom="6.00pt"/>
    </style:style>
    <style:style style:name="P22" style:family="paragraph">
      <style:paragraph-properties fo:line-height="115.00%" fo:text-align="left" fo:margin-bottom="7.00pt"/>
    </style:style>
    <style:style style:name="P23" style:family="paragraph">
      <style:paragraph-properties fo:line-height="100.00%" fo:text-align="left" fo:margin-top="7.00pt" fo:margin-bottom="6.00pt"/>
    </style:style>
    <style:style style:name="P24" style:family="paragraph">
      <style:paragraph-properties fo:line-height="115.00%" fo:text-align="left" fo:margin-bottom="7.00pt"/>
    </style:style>
    <style:style style:name="P25" style:family="paragraph">
      <style:paragraph-properties fo:line-height="100.00%" fo:text-align="left"/>
    </style:style>
  </office:automatic-styles>
  <office:body>
    <office:text>
      <text:p text:style-name="P1"><text:span text:style-name="T1">1 Brief Description </text:span></text:p>
      <text:p text:style-name="P2"><text:span text:style-name="T2">This use case document describes how the school psychologists and principals will utilize UnBSense to assure their student's emotional safety and stability. These professionals will be assisted by the web platform's dashboard to keep track and monitor several features regarding student heath.</text:span></text:p>
      <text:p text:style-name="P3"><text:span text:style-name="T3">2 Actors </text:span></text:p>
      <text:p text:style-name="P4"><text:span text:style-name="T4">2.1 School Psychologist</text:span></text:p>
      <text:p text:style-name="P4"><text:span text:style-name="T4">2.2 School Principal</text:span></text:p>
      <text:p text:style-name="P5"><text:span text:style-name="T5">3 Preconditions </text:span></text:p>
      <text:p text:style-name="P6"><text:span text:style-name="T6">There users must have an active connection to the internet as well as an internet browser client.</text:span></text:p>
      <text:p text:style-name="P7"><text:span text:style-name="T7">4 Basic Flow of Events </text:span></text:p>
      <text:p text:style-name="P8"><text:span text:style-name="T8">1. The use case begins when the school psychologist or principal accesses UnBSense through their browsers. They are required to log in to their accounts to use the platform.</text:span></text:p>
      <text:p text:style-name="P9"><text:span text:style-name="T8">2. Use Case: Validate User is performed. </text:span></text:p>
      <text:p text:style-name="P9"><text:span text:style-name="T8">3. The user is greeted with the main dashboard. The school employee selects the option to verify generated reports in the matching menu, if there are any.</text:span></text:p>
      <text:p text:style-name="P9"><text:span text:style-name="T8">4. The system allows the user to group the reports about the students by applying various filters.</text:span></text:p>
      <text:p text:style-name="P9"><text:span text:style-name="T8">5. If the user currently has an active subscription plan, then the system will also send push notifications in the case that a dangerous combination of indicatiors is detected.</text:span></text:p>
      <text:p text:style-name="P9"><text:span text:style-name="T8">6. The user retrieves the requested information and exports it if necessary.</text:span></text:p>
      <text:p text:style-name="P9"><text:span text:style-name="T8">7. The use case ends successfully. </text:span></text:p>
      <text:p text:style-name="P10"><text:span text:style-name="T9">5 Alternative Flows </text:span></text:p>
      <text:p text:style-name="P11"><text:span text:style-name="T10">5.1 Invalid User </text:span></text:p>
      <text:p text:style-name="P12"><text:span text:style-name="T11">If in step 2 of the basic flow the use case: Validate User does not complete this successfully, then </text:span></text:p>
      <text:p text:style-name="P13"><text:span text:style-name="T11">1. The use case ends with a failure condition. </text:span></text:p>
      <text:p text:style-name="P14"><text:span text:style-name="T12">5.2 No Subscription Plan </text:span></text:p>
      <text:p text:style-name="P15"><text:span text:style-name="T13">If in step 5 of the basic flow the user does not have an active subscription plan, then UnBSense will not send any push notification regarding emergencies detected. The users will also be unable to use other premium features of the platform.</text:span></text:p>
      <text:p text:style-name="P16"><text:span text:style-name="T14">6 Key Scenarios </text:span></text:p>
      <text:p text:style-name="P17"><text:span text:style-name="T15">N/A</text:span><text:span text:style-name="T16"/></text:p>
      <text:p text:style-name="P18"><text:span text:style-name="T17">7 Post-conditions </text:span></text:p>
      <text:p text:style-name="P19"><text:span text:style-name="T18">7.1 Successful Completion </text:span></text:p>
      <text:p text:style-name="P20"><text:span text:style-name="T19">The user accessed the platform and verified all requested information successfully.</text:span></text:p>
      <text:p text:style-name="P21"><text:span text:style-name="T20">7.2 Failure Condition </text:span></text:p>
      <text:p text:style-name="P22"><text:span text:style-name="T21">The user did not authenticate to the system successfully.</text:span></text:p>
      <text:p text:style-name="P23"><text:span text:style-name="T22">8 Special Requirements </text:span></text:p>
      <text:p text:style-name="P24"><text:span text:style-name="T23">N/A</text:span></text:p>
      <text:p text:style-name="P25"><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